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corps du pauvre homme roula en bas de la pente avec violence. Après plusieurs secondes de rouler-bouler il finit par rejoindre le bas de la cuve, faisant s'envoler au passage un groupe de perdrix tranquillement installées là. Avec un grognement de dédain, Eléonore descendit à son tour la côte pour rejoindre l'infortuné. Elle le poussa d'un coup de talon et l'homme se retourna sur le dos dans un gémissement mêlé de douleur et de peur. L'anomalie s'accroupit juste à côté de lui, un sourire sadique ancré sur le visage. Son sabre pendait nonchalamment à sa ceinture, toujours dans son fourreau. Elle n'en aurait pas besoin pour s'occuper de ce déchet. Aussi enfoncés dans la forêt, personne ne viendrait à son secours. Et dans le pire des cas, la Zagashienne avait repéré un petit ruisseau quelques mètres plus loin, source d'eau largement suffisante pour qu'elle puisse utiliser ses pouvoirs sans retenue au besoin, en plus du rideau de pluie qui leur tombait dessus depuis des heures.</text:p>
      <text:p text:style-name="Standard"/>
      <text:p text:style-name="Standard">Son regard de jade était posé sur l'homme avec un mélange de dégoût et de curiosité. Eléonore avait croisé ce daënar quelques temps plus tôt, alors qu'elle traversait la forêt dans l'espoir de trouver du gibier avant de reprendre sa route vers le sud. Son attention avait été attirée par l'objet étrange dont il avait l'air de se servir pour se repérer dans l'espace. Comme une sorte de boussole, mais bien plus élaborée, bourrée des petites roues s'imbriquant les unes dans les autres caractéristiques de la technologie hérétique. Son sang d'anomalie n'avait fait qu'un tour, et Eléonore s'était donnée comme [i]devoir[/i] de récupérer cet objet étrange et d'interroger son possesseur sur les secrets de son fonctionnement. C'était un exemple typique de ce que sa transformation avait fait à son comportement. Dès qu'elle se trouvait en présence de technologie, la jeune blonde perdait toute notion de bien et de mal. Son obsession en faisait une femme dangereuse, prête à tout pour obtenir ce qu'elle voulait. Combiné à ses connaissances militaires, cela compromettait grandement l'avenir des malheureux qui avaient la malchance de croiser son chemin en possession de technologie.</text:p>
      <text:p text:style-name="Standard"/>
      <text:p text:style-name="Standard">-Ton peuple et toi, vous n'êtes bons qu'à fabriquer ces objets. Tu dois [i]forcément[/i] savoir comment ça fonctionne. Crache le morceau.</text:p>
      <text:p text:style-name="Standard"/>
      <text:p text:style-name="Standard">Malgré la malveillance de ses mots, la voix d'Eléonore était posée, calme, emplie d'autorité. Pour l'instant. Le pauvre gars tremblait comme une feuille et il était évident qu'il ne savait absolument rien de ce que l'Adepte de Dalai voulait savoir. Mais cette dernière, trop enfermée dans sa psychose, n'avait plus la lucidité d'envisager cette éventualité. Selon toute vraisemblance, le Daënar allait se faire torturer pendant un long moment, jusqu'à ce qu'Eléonore ne se rende compte qu'il disait la vérité et qu'il ne pourrait rien lui apprendre. Ce qui se passerait ensuite... restait indéterminé. Soudain, le regard de sa victime se porta sur quelque chose derrière elle. D'un bond, l'ex-militaire fit volte-face et se releva, une main sur la garde de son arme, pour se retrouver nez-à-nez avec un drôle de type encapuchonné, une dague à la main. Ses sourcils se froncèrent alors que le bout de son nez se mettait à frétiller en signe de contrariété.</text:p>
      <text:p text:style-name="Standard"/>
      <text:p text:style-name="Standard">-Eh... T'es qui ?</text:p>
      <text:p text:style-name="P1">L'importun marqua un temps d'arrêt face à la réaction d'Eléonore, avant de ranger son arme et de montrer ses mains en signe de paix. Celle-ci n'en baissa pas moins sa garde, jetant de temps à autre un œil à l'homme à terre pour le surveiller. Il était certes en piteux état, mais cela n'enlevait en rien la possibilité que tout ceci soit un piège. Il aurait très bien pu avoir un complice et la situation se serait alors retournée à son désavantage. C'est donc sans modifier d'un pouce sa posture de combat que l'anomalie observa le nouvel arrivant. Pour sûr, il ressemblait à un chasseur. Un vieux vagabond, un rôdeur sans domicile qui parcourait les forêts en se nourrissant d'amour et d'eau fraîche (Comment ça « Venant d'une fugitive bannie de son pays, c'est l'hôpital qui se fout de la charité »?). Pour autant, cela ne le rendait pas inoffensif, bien au contraire.</text:p>
      <text:p text:style-name="Standard"/>
      <text:p text:style-name="Standard">L'homme l'accusa d'avoir fait fuir son gibier -ce qui n'était clairement pas impossible, avant de lui affirmer que le type qu'elle était en train d'interroger n'aurait aucune information à lui fournir. Déjà, de quoi il se mêle, Aragorn ? Et ensuite, il n'en savait strictement rien. Les Daënars étaient des hérétiques ayant vendu leur âme en échange de cette fameuse technologie, crachant ainsi au visage des Architectes qui les avaient mis au monde et donné une raison d'exister. Ils étaient probablement tous de mèche, et la Zagashienne était persuadée que chacun d'entre eux possédait -au moins en infime quantité- le savoir sur la conception de leurs machines. Et dans le pire des cas, elle aurait un tout petit peu amoché un Daënars, personne n'allait lui coller un procès pour ça (si?). Il n'y avait pas mort d'homme (encore si?). Eléonore dodelina de la tête, un air faussement tiraillée sur le visage.</text:p>
      <text:p text:style-name="Standard"/>
      <text:p text:style-name="Standard">-Hum... Le truc c'est que j'ai toujours pas décidé si oui ou non j'allais le tuer... Ce serait dommage de se priver d'une source d'informations précieuses, tu ne crois pas ?</text:p>
      <text:p text:style-name="Standard"/>
      <text:p text:style-name="Standard">Son faux dilemme en était en fait un vrai. L'ex-militaire ne savait toujours pas ce qu'elle comptait faire de son prisonnier une fois son interrogatoire terminé. Le fait était que pour l'instant, elle voulait juste s'amuser un peu avec lui. Elle n'avait même pas encore eu le temps d'utiliser sa magie pour pimenter un peu leur conversation, son outil de prédilection pour ce genre de situation. Le nouvel arrivant lui soutint ensuite qu'il pourrait sans doute l'aider dans sa quête, monsieur ayant séjourné en Daënastre à plusieurs reprises. Pendant une seconde, Eléonore sembla considérer cette éventualité, avant que son esprit déraillé de revienne à la déraison et qu'elle n'éclate d'un rire franc doté d'une pointe de moquerie volontairement perceptible.</text:p>
      <text:p text:style-name="Standard"/>
      <text:p text:style-name="Standard">-J'en doute, bonhomme. Maintenant tu m'excuseras, j'ai une conversation à finir avec monsieur. Désolé pour ton pigeon mais j'aimerais bien que tu nous laisses régler nos affaires entre nous, tu seras mignon.</text:p>
      <text:p text:style-name="Standard"/>
      <text:p text:style-name="Standard">Ce après quoi elle se retourna pour délivrer un nouveau sourire carnassier à sa victime du jour, ignorant royalement la présence d'Ydril sans une once de culpabilité.</text:p>
      <text:p text:style-name="P1">Dans un premier temps, Eléonore eut l'espoir que son empêcheur de tourner en rond écoute ses conseils -ou recommandations- et foute le camp. En tout cas, c'est ce qu'il sembla faire en lui tournant le dos et en commençant à s'éloigner. Parfait. La blonde avait eut peur pendant un moment de devoir s'occuper de lui avant de pouvoir retourner à son apéro. Non pas qu'elle aurait eut peur de l'affronter en combat singulier ou qu'elle aurait éprouvé des remords à lui ôter la vie, mais l'ancienne militaire ne connaissait absolument pas le niveau de son adversaire, aussi il aurait été relativement stupide d'encourir un risque inutile, même si elle était clairement en position favorable avec son don d'hydromancie étant donnée la météo. </text:p>
      <text:p text:style-name="Standard"/>
      <text:p text:style-name="Standard">Un craquement sec retentit soudain, suivi d'un râle de douleur dans son dos. Le temps de se retourner, Eléonore comprit immédiatement ce qu'il s'était passé. Son prisonnier avait une main plaquée contre la gorge et entre ses doigts s'écoulait un mince filet pourpre venant ensuite s'écraser dans l'herbe mouillée, dont le son de « ploc, ploc » était couvert par celui de la pluie battante. Il ne lui fallut pas longtemps non plus pour réaliser qu'elle ne pourrait rien faire pour sauver l'homme. Ydril avait visé juste, et l'avait égorgé suffisamment proprement pour qu'en quelques secondes, tout soit fini. Les yeux de la jeune femme s'écarquillèrent alors que son nez était saisi de frémissements de rage.</text:p>
      <text:p text:style-name="Standard"/>
      <text:p text:style-name="Standard">-Espèce de...</text:p>
      <text:p text:style-name="Standard"/>
      <text:p text:style-name="Standard">Dans un geste rageur, Eléonore se retourna, la main gauche sur le pommeau de l'épée à sa ceinture. Son autre main s'empara d'un long fouet aqueux qu'elle venait de matérialiser à l'aide de son don et de l'eau ambiante, avant de le faire claquer et venir essayer d'attraper la cheville du fuyard -car c'est ce qu'il était à ses yeux- pour le faire tomber. De quel droit l'avait-il privée de son divertissement ? Divertissement qui aurait pu s'avérer extrêmement instructif qui plus est. Les mots sifflèrent à travers ses lèvres, son visage déformé par une grimace de colère.</text:p>
      <text:p text:style-name="Standard"/>
      <text:p text:style-name="Standard">-Je sais pas c'est quoi ton problème, Mais t'aurais mieux fait de t'occuper de tes affaires.</text:p>
      <text:p text:style-name="Standard"/>
      <text:p text:style-name="Standard">Maintenant qu'Ydril avait cassé son jouet, l'anomalie allait devoir s'en trouver un nouv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4T08:46:46.87</meta:creation-date>
    <dc:date>2018-02-28T16:31:40.77</dc:date>
    <meta:editing-duration>PT2H57M50S</meta:editing-duration>
    <meta:editing-cycles>202</meta:editing-cycles>
    <meta:generator>OpenOffice/4.1.1$Win32 OpenOffice.org_project/411m6$Build-9775</meta:generator>
    <dc:creator>Théo </dc:creator>
    <meta:document-statistic meta:table-count="0" meta:image-count="0" meta:object-count="0" meta:page-count="3" meta:paragraph-count="17" meta:word-count="1414" meta:character-count="8583"/>
  </office:meta>
</office:document-meta>
</file>